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1e2c7e" style:font-size-asian="10pt" style:font-name-complex="Arial" style:font-size-complex="10pt"/>
    </style:style>
    <style:style style:name="P2" style:family="paragraph" style:parent-style-name="Standard" style:list-style-name="L1">
      <style:paragraph-properties style:text-autospace="none"/>
      <style:text-properties style:font-name="Arial" fo:font-size="10pt" officeooo:paragraph-rsid="001e2c7e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Courier New" fo:font-size="10pt" officeooo:paragraph-rsid="001e2c7e" style:font-size-asian="10pt" style:font-name-complex="Courier New" style:font-size-complex="10pt"/>
    </style:style>
    <style:style style:name="P4" style:family="paragraph" style:parent-style-name="Standard" style:list-style-name="L1">
      <style:paragraph-properties style:text-autospace="none"/>
      <style:text-properties style:font-name="Courier New" fo:font-size="10pt" officeooo:paragraph-rsid="001e2c7e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en" fo:country="GB" officeooo:paragraph-rsid="001e2c7e" style:font-size-asian="10pt" style:font-name-complex="Courier New" style:font-size-complex="10pt"/>
    </style:style>
    <style:style style:name="P6" style:family="paragraph" style:parent-style-name="Standard">
      <style:text-properties officeooo:paragraph-rsid="001e2c7e"/>
    </style:style>
    <style:style style:name="P7" style:family="paragraph" style:parent-style-name="Standard" style:list-style-name="L1">
      <style:text-properties officeooo:paragraph-rsid="001e2c7e"/>
    </style:style>
    <style:style style:name="P8" style:family="paragraph" style:parent-style-name="Standard" style:list-style-name="L1">
      <style:paragraph-properties style:text-autospace="none"/>
      <style:text-properties officeooo:paragraph-rsid="001e2c7e"/>
    </style:style>
    <style:style style:name="P9" style:family="paragraph" style:parent-style-name="Standard" style:master-page-name="Standard">
      <style:paragraph-properties style:page-number="auto"/>
      <style:text-properties officeooo:paragraph-rsid="001e2c7e"/>
    </style:style>
    <style:style style:name="P10" style:family="paragraph" style:parent-style-name="Standard">
      <style:paragraph-properties fo:margin-left="0cm" fo:margin-right="0cm" fo:text-indent="1.249cm" style:auto-text-indent="false" style:text-autospace="none"/>
      <style:text-properties style:font-name="Courier New" fo:font-size="10pt" officeooo:paragraph-rsid="001e2c7e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Courier New" fo:font-size="10pt" officeooo:paragraph-rsid="001e2c7e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indent="1.249cm" style:auto-text-indent="false" style:text-autospace="none"/>
      <style:text-properties style:font-name="Courier New" fo:font-size="10pt" fo:language="en" fo:country="GB" officeooo:paragraph-rsid="001e2c7e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indent="1.249cm" style:auto-text-indent="false" style:text-autospace="none"/>
      <style:text-properties officeooo:paragraph-rsid="001e2c7e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officeooo:paragraph-rsid="001e2c7e"/>
    </style:style>
    <style:style style:name="P15" style:family="paragraph" style:parent-style-name="Standard" style:list-style-name="L1">
      <style:paragraph-properties fo:margin-left="1.249cm" fo:margin-right="0cm" fo:text-indent="0cm" style:auto-text-indent="false" style:text-autospace="none"/>
      <style:text-properties officeooo:paragraph-rsid="001e2c7e"/>
    </style:style>
    <style:style style:name="P16" style:family="paragraph" style:parent-style-name="Normal_20__28_Web_29_">
      <style:paragraph-properties fo:margin-top="0.494cm" fo:margin-bottom="0cm" loext:contextual-spacing="false"/>
    </style:style>
    <style:style style:name="P17" style:family="paragraph" style:parent-style-name="Normal_20__28_Web_29_" style:master-page-name="Standard">
      <style:paragraph-properties fo:margin-top="0cm" fo:margin-bottom="0.21cm" loext:contextual-spacing="false" style:page-number="auto"/>
    </style:style>
    <style:style style:name="P18" style:family="paragraph" style:parent-style-name="Normal_20__28_Web_29_">
      <style:paragraph-properties fo:margin-top="0cm" fo:margin-bottom="0cm" loext:contextual-spacing="false"/>
    </style:style>
    <style:style style:name="P19" style:family="paragraph" style:parent-style-name="Normal_20__28_Web_29_">
      <style:paragraph-properties fo:margin-top="0cm" fo:margin-bottom="0cm" loext:contextual-spacing="false"/>
      <style:text-properties fo:language="pt" fo:country="BR"/>
    </style:style>
    <style:style style:name="P20" style:family="paragraph" style:parent-style-name="Normal_20__28_Web_29_">
      <style:paragraph-properties fo:margin-left="0cm" fo:margin-right="0cm" fo:margin-top="0cm" fo:margin-bottom="0cm" loext:contextual-spacing="false" fo:text-indent="1.251cm" style:auto-text-indent="false"/>
    </style:style>
    <style:style style:name="P21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/>
    </style:style>
    <style:style style:name="P22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/>
      <style:text-properties fo:language="pt" fo:country="BR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pt" fo:country="BR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1e2c7e" style:font-size-asian="10pt" style:font-name-complex="Arial" style:font-size-complex="10pt"/>
    </style:style>
    <style:style style:name="T4" style:family="text">
      <style:text-properties style:font-name="Courier New" fo:font-size="10pt" style:font-size-asian="10pt" style:font-name-complex="Courier New" style:font-size-complex="10pt"/>
    </style:style>
    <style:style style:name="T5" style:family="text">
      <style:text-properties fo:language="en" fo:country="GB"/>
    </style:style>
    <style:style style:name="T6" style:family="text">
      <style:text-properties officeooo:rsid="001e2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6"/>
      <text:p text:style-name="P16">Ejercicio1</text:p>
      <text:p text:style-name="P18">EMPLEADO( DNI, Nombre, Ap1, Direccion, fecha_nac, categoria, fecha_entrada, salario)</text:p>
      <text:p text:style-name="P20">CP:{DNI}</text:p>
      <text:p text:style-name="P21">VNN:{Nombre, Ap1, Direccion, fecha_nac, fecha_entrada}</text:p>
      <text:p text:style-name="P18"/>
      <text:p text:style-name="P18">CLIENTE (CIF, Nombre, Direccion, tel, id_empleado)</text:p>
      <text:p text:style-name="P21">CP:{CIF}</text:p>
      <text:p text:style-name="P21">VNN:{Nombre, Direccion}</text:p>
      <text:p text:style-name="P21">Caj:{id_empleado}--&gt;EMPLEADO</text:p>
      <text:p text:style-name="P18"/>
      <text:p text:style-name="P18">PRODUCTO(Cod, descripción, precio)</text:p>
      <text:p text:style-name="P22">CP:{Cod}</text:p>
      <text:p text:style-name="P19"/>
      <text:p text:style-name="P19">PEDIDO(Num, fecha, client)</text:p>
      <text:p text:style-name="P21">CP:{Num}</text:p>
      <text:p text:style-name="P21">VNN:{fecha, client}</text:p>
      <text:p text:style-name="P21">Caj:{client}--&gt;CLIENTE</text:p>
      <text:p text:style-name="P18"/>
      <text:p text:style-name="P18">LINEA_PEDIDO(Cod, Num, cantidad, precio)</text:p>
      <text:p text:style-name="P21">CP:{Cod, Num}</text:p>
      <text:p text:style-name="P21">Caj:{Cod}--&gt;PRODUCTO</text:p>
      <text:p text:style-name="P21">Caj:{N um}--&gt;PEDIDO</text:p>
      <text:p text:style-name="P21">VNN:{ cantidad, precio}</text:p>
      <text:p text:style-name="P21"/>
      <text:p text:style-name="Standard">Al borrar un pedido se deben borrar todas las filas relacionadas con el mismo de la tabla Linea_pedido.</text:p>
      <text:p text:style-name="Standard">Si un empleado es borrado, las filas de la tabla Cliente relacionadas con el mismo tendrán la referencia a la tabla empleado a NULL.</text:p>
      <text:p text:style-name="Standard">Cuando se modifiquen las claves primarias de cualquier tabla sus referencias también se modificarán.</text:p>
      <text:p text:style-name="Standard">Un producto no se puede borrar si está referenciado en una fila de Linea_Pedido</text:p>
      <text:p text:style-name="Standard">Un Cliente no se puede borrar si ha hecho pedidos.</text:p>
      <text:p text:style-name="Standard"/>
      <text:p text:style-name="Standard"/>
      <text:p text:style-name="P9"><text:span text:style-name="T3">2)</text:span><text:span text:style-name="T2">Cread las siguiente tablas en el orden adecuado. Elegid los dominios de los campos de manera que seancoherentes en todas las tablas:(cada fallo resta 0,5 ptos)</text:span></text:p>
      <text:p text:style-name="P1"/>
      <text:p text:style-name="P1">A(a1,a2,a3)</text:p>
      <text:p text:style-name="P1"><text:tab/>CP:{a1,a2} <text:s text:c="6"/><text:tab/></text:p>
      <text:p text:style-name="P14"><draw:line text:anchor-type="char" draw:z-index="0" draw:style-name="gr1" draw:text-style-name="P23" svg:x1="2.858cm" svg:y1="0.254cm" svg:x2="3.493cm" svg:y2="0.254cm"><text:p/></draw:line><text:span text:style-name="T2">CAj: {a2} <text:s text:c="8"/>C</text:span></text:p>
      <text:p text:style-name="P1">B(b1, b2,b3,b4)</text:p>
      <text:p text:style-name="P1"><text:tab/>CP:{b1,b2} <text:s text:c="6"/></text:p>
      <text:p text:style-name="P6"><draw:line text:anchor-type="char" draw:z-index="1" draw:style-name="gr1" draw:text-style-name="P23" svg:x1="2.858cm" svg:y1="0.247cm" svg:x2="3.493cm" svg:y2="0.247cm"><text:p/></draw:line><text:span text:style-name="T2"><text:tab/>CAj: {b3} <text:s text:c="8"/>C</text:span></text:p>
      <text:p text:style-name="P1"><text:tab/>VNN: {b3}</text:p>
      <text:p text:style-name="P1">C(c1,c2,c3)</text:p>
      <text:p text:style-name="P1"><text:tab/>CP:{c1}</text:p>
      <text:p text:style-name="P6"><text:span text:style-name="T2"><text:tab/>UNI:{c2,c3}</text:span></text:p>
      <text:p text:style-name="P6"/>
      <text:p text:style-name="P6"><text:span text:style-name="T6">3)</text:span>Sea el siguiente scrip:</text:p>
      <text:p text:style-name="P6"/>
      <text:p text:style-name="P3">CREATE TABLE socios</text:p>
      <text:p text:style-name="P10">(socio_no INT(4),</text:p>
      <text:p text:style-name="P10">apellidos VARCHAR(14),</text:p>
      <text:p text:style-name="P10">telefono CHAR(9) NOT NULL,</text:p>
      <text:p text:style-name="P13"><text:span text:style-name="T4">fecha_alta DATE DEFAULT '2012-01-01',</text:span></text:p>
      <text:p text:style-name="P10">direccion VARCHAR(20),</text:p>
      <text:p text:style-name="P10">codigo_postal INT(5),</text:p>
      <text:p text:style-name="P13"><text:span text:style-name="T4">CONSTRAINT PK_SOCIOS PRIMARY KEY(socio_no),</text:span></text:p>
      <text:p text:style-name="P10">CONSTRAINT UQ_UNIQUE UNIQUE(apellidos),</text:p>
      <text:p text:style-name="P10">CONSTRAINT CK_CODIGO</text:p>
      <text:p text:style-name="P12">CHECK (codigo_postal BETWEEN 28000 AND 28999) );</text:p>
      <text:p text:style-name="P5"/>
      <text:p text:style-name="P5">CREATE TABLE prestamos</text:p>
      <text:p text:style-name="P12">(num_prestamo INT(2) PRIMARY KEY,</text:p>
      <text:p text:style-name="P10">socio_no INT(4) ,</text:p>
      <text:p text:style-name="P10">CONSTRAINT FK_SOCIO_PRESTAMOS FOREIGN KEY (socio_no)</text:p>
      <text:p text:style-name="P14"><text:span text:style-name="T4">REFERENCES socios(socio_no) ON UPDATE CASCADE);</text:span></text:p>
      <text:p text:style-name="P11"/>
      <text:list xml:id="list1156469684952177981" text:style-name="L1">
        <text:list-item>
          <text:p text:style-name="P7"><text:span text:style-name="T2">Modifica la tabla socios para que </text:span><text:span text:style-name="T4">fecha_alta </text:span><text:span text:style-name="T2">por defecto tenga el valor de la fecha actual.</text:span></text:p>
        </text:list-item>
        <text:list-item>
          <text:p text:style-name="P7"><text:span text:style-name="T2">Haz lo necesario para introducir una fila en la tabla <text:s/></text:span><text:span text:style-name="T4">prestamos</text:span><text:span text:style-name="T2"> cuyo campo </text:span><text:span text:style-name="T4">socio_no</text:span><text:span text:style-name="T2"> tenga el valor 1000.</text:span></text:p>
        </text:list-item>
        <text:list-item>
          <text:p text:style-name="P7"><text:span text:style-name="T2">Con el esquema de arriba, ¿que pasaría hubiera una fila de </text:span><text:span text:style-name="T4">prestamos</text:span><text:span text:style-name="T2"> que referenciara a otra en <text:s/></text:span><text:span text:style-name="T4">socios </text:span><text:span text:style-name="T2">y quisiéramos borrar esta última fila de la tabla </text:span><text:span text:style-name="T4">socios? </text:span><text:span text:style-name="T2">Razona tu respuesta,</text:span></text:p>
        </text:list-item>
        <text:list-item>
          <text:p text:style-name="P7"><text:span text:style-name="T2">Introduce una columna en la tabla </text:span><text:span text:style-name="T4">prestamos</text:span><text:span text:style-name="T2"> llamada </text:span><text:span text:style-name="T4">fecha_prestamo</text:span><text:span text:style-name="T2"> cuyo domino sea </text:span><text:span text:style-name="T4">DATE</text:span><text:span text:style-name="T2"> y que tenga que tomar valores entre fechas del año 2010 y la actual.</text:span></text:p>
        </text:list-item>
        <text:list-item>
          <text:p text:style-name="P7"><text:span text:style-name="T2">¿Qué ocurriría si ejecutáramos esta sentencia? Razona la respuesta</text:span></text:p>
          <text:p text:style-name="P4">INSERT INTO Socios</text:p>
          <text:p text:style-name="P15"><text:span text:style-name="T4">(socio_no,apellidos, fecha_alta,direccion,codigo_postal) VALUES </text:span></text:p>
        </text:list-item>
        <text:list-item>
          <text:p text:style-name="P8"><text:span text:style-name="T4">( 1001,'LOPEZ SANTOS', '2005-01-08','C. REAL 5',28400);</text:span></text:p>
        </text:list-item>
        <text:list-item>
          <text:p text:style-name="P8"><text:span text:style-name="T2">Sentencia para borrar las filas de la tabla </text:span><text:span text:style-name="T4">socios</text:span><text:span text:style-name="T2"> que tengan como López como el primer o segundo apellido.</text:span></text:p>
        </text:list-item>
        <text:list-item>
          <text:p text:style-name="P8"><text:span text:style-name="T2">Modifica la tabla</text:span><text:span text:style-name="T4"> socios </text:span><text:span text:style-name="T2">para introducir un campo</text:span><text:span text:style-name="T4"> cuota </text:span><text:span text:style-name="T2">que será un número real mayor que 5.</text:span></text:p>
          <text:p text:style-name="P2"/>
        </text:list-item>
      </text:list>
      <text:p text:style-name="P3"/>
      <text:p text:style-name="P11"/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1</dc:title>
    <meta:initial-creator>Customer</meta:initial-creator>
    <meta:creation-date>2015-04-13T19:26:00</meta:creation-date>
    <dc:date>2016-02-23T11:47:52.055787718</dc:date>
    <meta:editing-cycles>2</meta:editing-cycles>
    <meta:editing-duration>PT16M47S</meta:editing-duration>
    <meta:document-statistic meta:table-count="0" meta:image-count="0" meta:object-count="0" meta:page-count="2" meta:paragraph-count="64" meta:word-count="394" meta:character-count="2723" meta:non-whitespace-character-count="2365"/>
    <meta:generator>LibreOffice/5.0.4.2$Linux_X86_64 LibreOffice_project/00m0$Build-2</meta:generator>
  </office:meta>
</office:document-meta>
</file>